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<text:s/>hour</text:p>
          </table:table-cell>
          <table:table-cell office:value-type="string" calcext:value-type="string">
            <text:p><text:s/>jobsCount</text:p>
          </table:table-cell>
          <table:table-cell office:value-type="string" calcext:value-type="string">
            <text:p><text:s/>submitShares</text:p>
          </table:table-cell>
          <table:table-cell office:value-type="string" calcext:value-type="string">
            <text:p><text:s/>averageDiff</text:p>
          </table:table-cell>
          <table:table-cell office:value-type="string" calcext:value-type="string">
            <text:p><text:s/>longestJobSec</text:p>
          </table:table-cell>
          <table:table-cell office:value-type="string" calcext:value-type="string">
            <text:p><text:s/>maxSharesForJob</text:p>
          </table:table-cell>
          <table:table-cell office:value-type="string" calcext:value-type="string">
            <text:p><text:s/>sharesPerThread</text:p>
          </table:table-cell>
          <table:table-cell office:value-type="string" calcext:value-type="string">
            <text:p><text:s/>best5Shares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167" calcext:value-type="float">
            <text:p>5167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44, 2=41, 1=42}</text:p>
          </table:table-cell>
          <table:table-cell office:value-type="string" calcext:value-type="string">
            <text:p><text:s/>{4428925=1431717790, 2741142=2863373471, 925917=2863373151, 111240=1431718795, 88924=2863374471}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4958" calcext:value-type="float">
            <text:p>4958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4, 1=40, 3=30}</text:p>
          </table:table-cell>
          <table:table-cell office:value-type="string" calcext:value-type="string">
            <text:p><text:s/>{2226397=62227, 539933=2863375799, 378516=1431717701, 314859=1431718983, 172534=65430}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office:value-type="float" office:value="4748" calcext:value-type="float">
            <text:p>4748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1=42, 2=39, 3=33}</text:p>
          </table:table-cell>
          <table:table-cell office:value-type="string" calcext:value-type="string">
            <text:p><text:s/>{289752=1431717649, 271557=1431720068, 269360=1431718919, 234380=64583, 142303=1431724767}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48" calcext:value-type="float">
            <text:p>148</text:p>
          </table:table-cell>
          <table:table-cell office:value-type="float" office:value="4601" calcext:value-type="float">
            <text:p>4601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51, 1=53, 3=44}</text:p>
          </table:table-cell>
          <table:table-cell office:value-type="string" calcext:value-type="string">
            <text:p><text:s/>{562714=1431722440, 146311=63854, 140881=1431721559, 140430=2863375919, 130978=64620}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office:value-type="float" office:value="4459" calcext:value-type="float">
            <text:p>4459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3=38, 1=50, 2=60}</text:p>
          </table:table-cell>
          <table:table-cell office:value-type="string" calcext:value-type="string">
            <text:p><text:s/>{33062781=2863374446, 1578395=1431718638, 361904=2863374402, 180034=1431719385, 130148=1431719736}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  <table:table-cell office:value-type="float" office:value="4997" calcext:value-type="float">
            <text:p>4997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43, 3=39, 1=47}</text:p>
          </table:table-cell>
          <table:table-cell office:value-type="string" calcext:value-type="string">
            <text:p><text:s/>{639764=1431717225, 508906=2863374226, 283786=62316, 248644=2863374805, 190090=61815}</text:p>
          </table:table-cell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5909" calcext:value-type="float">
            <text:p>590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3=29, 2=37, 1=37}</text:p>
          </table:table-cell>
          <table:table-cell office:value-type="string" calcext:value-type="string">
            <text:p><text:s/>{720860=1431718466, 264303=61626, 253268=1431719445, 212828=2863376712, 185189=64177}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ew nonce algorithm: more even distr: <text:s/>with bug</text:p>
          </table:table-cell>
          <table:table-cell table:number-columns-repeated="8"/>
        </table:table-row>
        <table:table-row table:style-name="ro1">
          <table:table-cell office:value-type="date" office:date-value="2017-11-26" calcext:value-type="date">
            <text:p>2017-11-26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240" calcext:value-type="float">
            <text:p>240</text:p>
          </table:table-cell>
          <table:table-cell office:value-type="float" office:value="5901" calcext:value-type="float">
            <text:p>5901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67, 3=92, 2=81}</text:p>
          </table:table-cell>
          <table:table-cell office:value-type="string" calcext:value-type="string">
            <text:p><text:s/>{6345972=1431719042, 2378818=2863374919, 1016955=1431720084, 797434=1431721536, 786518=1431717696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5308" calcext:value-type="float">
            <text:p>5308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41, 1=45, 3=51}</text:p>
          </table:table-cell>
          <table:table-cell office:value-type="string" calcext:value-type="string">
            <text:p><text:s/>{1290373=788530, 1160784=2863375463, 483764=2863381672, 452354=2863374451, 296767=875315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6640" calcext:value-type="float">
            <text:p>6640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27, 1=43, 3=38}</text:p>
          </table:table-cell>
          <table:table-cell office:value-type="string" calcext:value-type="string">
            <text:p><text:s/>{852913=1145995, 255457=1056196, 200372=1431732960, 120496=2863384287, 83481=2863374591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5037" calcext:value-type="float">
            <text:p>5037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55, 3=48, 1=49}</text:p>
          </table:table-cell>
          <table:table-cell office:value-type="string" calcext:value-type="string">
            <text:p><text:s/>{3755235=1431721184, 1460471=1491054, 148188=2863383733, 144421=1338140, 127399=1431719816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6525" calcext:value-type="float">
            <text:p>6525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2=34, 3=46, 1=34}</text:p>
          </table:table-cell>
          <table:table-cell office:value-type="string" calcext:value-type="string">
            <text:p><text:s/>{539945=1635312, 260964=1431720915, 209685=2863376198, 206284=1431718299, 184332=1431718727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6336" calcext:value-type="float">
            <text:p>6336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1, 2=46, 3=46}</text:p>
          </table:table-cell>
          <table:table-cell office:value-type="string" calcext:value-type="string">
            <text:p><text:s/>{635222=1835222, 392975=2863374117, 343732=1846113, 275644=2863381459, 274830=1792949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170" calcext:value-type="float">
            <text:p>6170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2=33, 3=35, 1=42}</text:p>
          </table:table-cell>
          <table:table-cell office:value-type="string" calcext:value-type="string">
            <text:p><text:s/>{358164=1431717723, 155738=2863373189, 131572=2012115, 126638=2202683, 80108=2180170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657" calcext:value-type="float">
            <text:p>765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33, 1=33, 2=18}</text:p>
          </table:table-cell>
          <table:table-cell office:value-type="string" calcext:value-type="string">
            <text:p><text:s/>{1939664=2257682, 192215=1431720734, 163164=2336428, 119041=2360572, 117137=2863376078}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AVERAGE([.D11:.D18])" office:value-type="float" office:value="134.75" calcext:value-type="float">
            <text:p>134.75</text:p>
          </table:table-cell>
          <table:table-cell table:formula="of:=AVERAGE([.E11:.E18])" office:value-type="float" office:value="6196.75" calcext:value-type="float">
            <text:p>6196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ew nonce algorithm: more even distr: <text:s/>with bug</text:p>
          </table:table-cell>
          <table:table-cell table:number-columns-repeated="8"/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4746" calcext:value-type="float">
            <text:p>4746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43, 1=42, 3=44}</text:p>
          </table:table-cell>
          <table:table-cell office:value-type="string" calcext:value-type="string">
            <text:p><text:s/>{466451=290972, 300639=2863588078, 178102=311509, 125802=2863511775, 99929=2863551873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2" calcext:value-type="float">
            <text:p>142</text:p>
          </table:table-cell>
          <table:table-cell office:value-type="float" office:value="4473" calcext:value-type="float">
            <text:p>447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46, 2=52, 1=44}</text:p>
          </table:table-cell>
          <table:table-cell office:value-type="string" calcext:value-type="string">
            <text:p><text:s/>{1402620=2863673464, 1151864=2863748798, 585140=479866, 193315=486149, 77323=392375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19" calcext:value-type="float">
            <text:p>119</text:p>
          </table:table-cell>
          <table:table-cell office:value-type="float" office:value="5236" calcext:value-type="float">
            <text:p>5236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44, 1=42, 2=33}</text:p>
          </table:table-cell>
          <table:table-cell office:value-type="string" calcext:value-type="string">
            <text:p><text:s/>{17280661=1432199129, 967090=1432329909, 647120=1432267558, 315103=1432246370, 191365=627086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5035" calcext:value-type="float">
            <text:p>5035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34, 3=42, 2=31}</text:p>
          </table:table-cell>
          <table:table-cell office:value-type="string" calcext:value-type="string">
            <text:p><text:s/>{434693=2864057315, 254230=804737, 247604=2864125611, 147525=1432443197, 102883=2864032858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3961" calcext:value-type="float">
            <text:p>3961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8, 3=41, 1=43}</text:p>
          </table:table-cell>
          <table:table-cell office:value-type="string" calcext:value-type="string">
            <text:p><text:s/>{686401=1001349, 423500=1432535238, 230656=888498, 162641=1036841, 141409=1432597482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4595" calcext:value-type="float">
            <text:p>4595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1, 3=44, 1=53}</text:p>
          </table:table-cell>
          <table:table-cell office:value-type="string" calcext:value-type="string">
            <text:p><text:s/>{375077=1228967, 146074=1141045, 88972=2864495310, 76545=1432847179, 62752=1223778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4842" calcext:value-type="float">
            <text:p>484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40, 3=41, 1=51}</text:p>
          </table:table-cell>
          <table:table-cell office:value-type="string" calcext:value-type="string">
            <text:p><text:s/>{480218=2864685224, 355214=1433036387, 260356=1432994443, 229426=2864716981, 203763=1358748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5096" calcext:value-type="float">
            <text:p>5096</text:p>
          </table:table-cell>
          <table:table-cell office:value-type="float" office:value="294" calcext:value-type="float">
            <text:p>2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3=50, 2=50, 1=39}</text:p>
          </table:table-cell>
          <table:table-cell office:value-type="string" calcext:value-type="string">
            <text:p><text:s/>{937391=1475137, 255763=2864815637, 220422=1433204546, 186139=2864749751, 142724=1551989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5729" calcext:value-type="float">
            <text:p>5729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9, 1=35, 3=41}</text:p>
          </table:table-cell>
          <table:table-cell office:value-type="string" calcext:value-type="string">
            <text:p><text:s/>{111397=2865087636, 107596=1706459, 88476=1848892, 80233=2865083769, 67929=2865086406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5298" calcext:value-type="float">
            <text:p>5298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7, 1=44, 3=46}</text:p>
          </table:table-cell>
          <table:table-cell office:value-type="string" calcext:value-type="string">
            <text:p><text:s/>{1742391=2865261820, 1692903=2119353, 355914=1922898, 152229=2865313887, 133818=1433702534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5264" calcext:value-type="float">
            <text:p>5264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6, 3=42, 1=40}</text:p>
          </table:table-cell>
          <table:table-cell office:value-type="string" calcext:value-type="string">
            <text:p><text:s/>{1021131=2865520568, 340341=1433950764, 295579=2865470951, 223653=2865520303, 209164=2195455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float" office:value="5787" calcext:value-type="float">
            <text:p>5787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3=48, 2=43, 1=45}</text:p>
          </table:table-cell>
          <table:table-cell office:value-type="string" calcext:value-type="string">
            <text:p><text:s/>{464477=1434019707, 438106=2536408, 308446=1434115114, 282573=2865865778, 271335=2524007}</text:p>
          </table:table-cell>
        </table:table-row>
        <table:table-row table:style-name="ro1">
          <table:table-cell office:value-type="date" office:date-value="2017-11-27" calcext:value-type="date">
            <text:p>2017-11-27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275" calcext:value-type="float">
            <text:p>275</text:p>
          </table:table-cell>
          <table:table-cell office:value-type="float" office:value="5039" calcext:value-type="float">
            <text:p>503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93, 3=94, 1=88}</text:p>
          </table:table-cell>
          <table:table-cell office:value-type="string" calcext:value-type="string">
            <text:p><text:s/>{543128=2799324, 519412=3011018, 232038=2866186876, 229779=1434329413, 222175=1434310906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5522" calcext:value-type="float">
            <text:p>552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<text:s/>{1=35, 2=42, 3=51}</text:p>
          </table:table-cell>
          <table:table-cell office:value-type="string" calcext:value-type="string">
            <text:p><text:s/>{421825=2866356033, 320592=2866485086, 234062=1434767045, 183700=3166794, 153165=1434920183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6337" calcext:value-type="float">
            <text:p>633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<text:s/>{1=47, 2=32, 3=47}</text:p>
          </table:table-cell>
          <table:table-cell office:value-type="string" calcext:value-type="string">
            <text:p><text:s/>{16920444=1435017261, 661881=2866650124, 434667=2866752634, 402353=1435075251, 359203=1434943541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office:value-type="float" office:value="6023" calcext:value-type="float">
            <text:p>6023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41, 3=36, 1=49}</text:p>
          </table:table-cell>
          <table:table-cell office:value-type="string" calcext:value-type="string">
            <text:p><text:s/>{859885=2866986655, 581967=1435264533, 428299=3548382, 419162=3599269, 270280=3573255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6337" calcext:value-type="float">
            <text:p>6337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39, 3=37, 2=33}</text:p>
          </table:table-cell>
          <table:table-cell office:value-type="string" calcext:value-type="string">
            <text:p><text:s/>{2763532=2867175664, 173230=1435493477, 163770=2867129955, 123157=3840020, 69592=2867158010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5515" calcext:value-type="float">
            <text:p>5515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38, 2=37, 3=48}</text:p>
          </table:table-cell>
          <table:table-cell office:value-type="string" calcext:value-type="string">
            <text:p><text:s/>{627106=1435644833, 576271=4217460, 80855=4071162, 79828=2867286654, 78125=1435807124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38" calcext:value-type="float">
            <text:p>138</text:p>
          </table:table-cell>
          <table:table-cell office:value-type="float" office:value="5934" calcext:value-type="float">
            <text:p>5934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34, 1=52, 3=52}</text:p>
          </table:table-cell>
          <table:table-cell office:value-type="string" calcext:value-type="string">
            <text:p><text:s/>{753833=1435896279, 360088=2867601491, 231707=2867554568, 207530=2867663465, 191078=4292906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5796" calcext:value-type="float">
            <text:p>5796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31, 3=46, 2=41}</text:p>
          </table:table-cell>
          <table:table-cell office:value-type="string" calcext:value-type="string">
            <text:p><text:s/>{1031650=2867877909, 607762=1436241578, 314077=2867774267, 228938=2867743002, 168159=4483118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5229" calcext:value-type="float">
            <text:p>5229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1=40, 3=38, 2=39}</text:p>
          </table:table-cell>
          <table:table-cell office:value-type="string" calcext:value-type="string">
            <text:p><text:s/>{1975141=1436348616, 377962=4831980, 322827=2868007901, 155247=4839193, 113492=4686676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6031" calcext:value-type="float">
            <text:p>6031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44, 3=31, 2=41}</text:p>
          </table:table-cell>
          <table:table-cell office:value-type="string" calcext:value-type="string">
            <text:p><text:s/>{1768542=2868179971, 334892=5053037, 309445=4927363, 235860=1436665049, 209463=2868164702}</text:p>
          </table:table-cell>
        </table:table-row>
        <table:table-row table:style-name="ro1">
          <table:table-cell table:number-columns-repeated="3"/>
          <table:table-cell table:formula="of:=AVERAGE([.D22:.D43])" office:value-type="float" office:value="133.636363636364" calcext:value-type="float">
            <text:p>133.6363636364</text:p>
          </table:table-cell>
          <table:table-cell table:formula="of:=AVERAGE([.E22:.E43])" office:value-type="float" office:value="5355.68181818182" calcext:value-type="float">
            <text:p>5355.6818181818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ame as above next run </text:p>
          </table:table-cell>
          <table:table-cell table:number-columns-repeated="8"/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3386" calcext:value-type="float">
            <text:p>3386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57, 3=22, 2=61}</text:p>
          </table:table-cell>
          <table:table-cell office:value-type="string" calcext:value-type="string">
            <text:p><text:s/>{663558=1431829597, 506609=1431777457, 334433=1431776492, 198674=1431845433, 135131=1431856741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3576" calcext:value-type="float">
            <text:p>3576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3, 2=47, 3=30}</text:p>
          </table:table-cell>
          <table:table-cell office:value-type="string" calcext:value-type="string">
            <text:p><text:s/>{470989=1431984660, 106392=1432033202, 81718=1432092643, 71223=376493, 49581=2863551290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3748" calcext:value-type="float">
            <text:p>3748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20, 1=54, 2=48}</text:p>
          </table:table-cell>
          <table:table-cell office:value-type="string" calcext:value-type="string">
            <text:p><text:s/>{1277283=514688, 186132=590397, 132219=1432252746, 79419=2863634085, 63359=1432260926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3813" calcext:value-type="float">
            <text:p>3813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41, 2=29, 3=30}</text:p>
          </table:table-cell>
          <table:table-cell office:value-type="string" calcext:value-type="string">
            <text:p><text:s/>{453146=1432292344, 301530=2863729307, 246015=2863682350, 148688=674309, 79693=1432360259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3772" calcext:value-type="float">
            <text:p>377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56, 2=52, 3=26}</text:p>
          </table:table-cell>
          <table:table-cell office:value-type="string" calcext:value-type="string">
            <text:p><text:s/>{1427574=802528, 227064=1432534017, 183682=2863824405, 130027=1432458048, 123118=882694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3552" calcext:value-type="float">
            <text:p>3552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55, 3=32, 1=48}</text:p>
          </table:table-cell>
          <table:table-cell office:value-type="string" calcext:value-type="string">
            <text:p><text:s/>{208004=1171619, 204503=1432755497, 116989=1432630178, 79086=1149019, 63910=2863866791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5081" calcext:value-type="float">
            <text:p>5081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2=35, 1=53, 3=21}</text:p>
          </table:table-cell>
          <table:table-cell office:value-type="string" calcext:value-type="string">
            <text:p><text:s/>{552124=1432874848, 370052=1213999, 343420=1432812076, 160493=1303769, 157805=1432780682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3905" calcext:value-type="float">
            <text:p>3905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24, 1=59, 2=52}</text:p>
          </table:table-cell>
          <table:table-cell office:value-type="string" calcext:value-type="string">
            <text:p><text:s/>{245546=1513085, 206460=1411989, 196592=1416064, 133740=1433050199, 58363=1433056017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124" calcext:value-type="float">
            <text:p>124</text:p>
          </table:table-cell>
          <table:table-cell office:value-type="float" office:value="4450" calcext:value-type="float">
            <text:p>4450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50, 3=35, 2=39}</text:p>
          </table:table-cell>
          <table:table-cell office:value-type="string" calcext:value-type="string">
            <text:p><text:s/>{218540=1719697, 143331=1433181379, 118060=1433324375, 89846=1738487, 88817=2864179147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4069" calcext:value-type="float">
            <text:p>4069</text:p>
          </table:table-cell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3=22, 2=57, 1=41}</text:p>
          </table:table-cell>
          <table:table-cell office:value-type="string" calcext:value-type="string">
            <text:p><text:s/>{707375=1932535, 180084=1433413487, 144393=2864254025, 95289=1853343, 93705=1433498077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4092" calcext:value-type="float">
            <text:p>4092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49, 2=44, 3=27}</text:p>
          </table:table-cell>
          <table:table-cell office:value-type="string" calcext:value-type="string">
            <text:p><text:s/>{1051901=2056512, 273776=1433574010, 181312=2135707, 137915=2073398, 129788=1433631669}</text:p>
          </table:table-cell>
        </table:table-row>
        <table:table-row table:style-name="ro1">
          <table:table-cell office:value-type="date" office:date-value="2017-11-28" calcext:value-type="date">
            <text:p>2017-11-28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246" calcext:value-type="float">
            <text:p>246</text:p>
          </table:table-cell>
          <table:table-cell office:value-type="float" office:value="4140" calcext:value-type="float">
            <text:p>4140</text:p>
          </table:table-cell>
          <table:table-cell office:value-type="float" office:value="397" calcext:value-type="float">
            <text:p>3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2=107, 3=38, 1=101}</text:p>
          </table:table-cell>
          <table:table-cell office:value-type="string" calcext:value-type="string">
            <text:p><text:s/>{451609=2545217, 440878=2478751, 283869=2287170, 277548=1433827216, 188929=2255933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4083" calcext:value-type="float">
            <text:p>4083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48, 1=45, 3=24}</text:p>
          </table:table-cell>
          <table:table-cell office:value-type="string" calcext:value-type="string">
            <text:p><text:s/>{1746309=1434123664, 471609=2864641821, 384343=1434175953, 213236=1434181237, 84074=1434247704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4180" calcext:value-type="float">
            <text:p>4180</text:p>
          </table:table-cell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2=52, 1=49, 3=30}</text:p>
          </table:table-cell>
          <table:table-cell office:value-type="string" calcext:value-type="string">
            <text:p><text:s/>{607996=2795773, 176361=1434386136, 163372=2924961, 127171=1434478173, 105026=1434378831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4217" calcext:value-type="float">
            <text:p>4217</text:p>
          </table:table-cell>
          <table:table-cell office:value-type="float" office:value="421" calcext:value-type="float">
            <text:p>4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3=19, 2=52, 1=42}</text:p>
          </table:table-cell>
          <table:table-cell office:value-type="string" calcext:value-type="string">
            <text:p><text:s/>{264472=1434565334, 206368=1434545670, 171690=3042875, 142312=2864866753, 98340=2864823633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15" calcext:value-type="float">
            <text:p>115</text:p>
          </table:table-cell>
          <table:table-cell office:value-type="float" office:value="4116" calcext:value-type="float">
            <text:p>4116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22, 1=48, 2=45}</text:p>
          </table:table-cell>
          <table:table-cell office:value-type="string" calcext:value-type="string">
            <text:p><text:s/>{539587=1434759966, 290810=3347999, 227506=2864976733, 194440=1434758114, 189943=1434726934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4094" calcext:value-type="float">
            <text:p>4094</text:p>
          </table:table-cell>
          <table:table-cell office:value-type="float" office:value="386" calcext:value-type="float">
            <text:p>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1=55, 3=22, 2=36}</text:p>
          </table:table-cell>
          <table:table-cell office:value-type="string" calcext:value-type="string">
            <text:p><text:s/>{215123=2865075086, 169037=3472612, 133195=2865022961, 104212=2864999404, 103135=3522818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4064" calcext:value-type="float">
            <text:p>4064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1=49, 2=45, 3=20}</text:p>
          </table:table-cell>
          <table:table-cell office:value-type="string" calcext:value-type="string">
            <text:p><text:s/>{545007=3755639, 514873=2865148362, 443860=2865128888, 201290=3692630, 172654=1435270411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11" calcext:value-type="float">
            <text:p>111</text:p>
          </table:table-cell>
          <table:table-cell office:value-type="float" office:value="4048" calcext:value-type="float">
            <text:p>4048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2, 1=45, 3=24}</text:p>
          </table:table-cell>
          <table:table-cell office:value-type="string" calcext:value-type="string">
            <text:p><text:s/>{337632=1435493654, 195734=1435345562, 161870=3941999, 132348=3963479, 125868=3990119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4018" calcext:value-type="float">
            <text:p>4018</text:p>
          </table:table-cell>
          <table:table-cell office:value-type="float" office:value="389" calcext:value-type="float">
            <text:p>3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51, 1=46, 3=19}</text:p>
          </table:table-cell>
          <table:table-cell office:value-type="string" calcext:value-type="string">
            <text:p><text:s/>{185493=2865323893, 167063=4097930, 159146=4034812, 98373=4087049, 73279=1435592009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3997" calcext:value-type="float">
            <text:p>3997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3=26, 2=40, 1=37}</text:p>
          </table:table-cell>
          <table:table-cell office:value-type="string" calcext:value-type="string">
            <text:p><text:s/>{411430=1435697908, 382581=2865449702, 278869=4276788, 134643=4379292, 97563=2865449194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float" office:value="3939" calcext:value-type="float">
            <text:p>3939</text:p>
          </table:table-cell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2=42, 3=25, 1=40}</text:p>
          </table:table-cell>
          <table:table-cell office:value-type="string" calcext:value-type="string">
            <text:p><text:s/>{216759=4514132, 188010=4417616, 161593=1435898160, 153845=4540923, 126566=1435889442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3742" calcext:value-type="float">
            <text:p>374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8, 2=48, 3=34}</text:p>
          </table:table-cell>
          <table:table-cell office:value-type="string" calcext:value-type="string">
            <text:p><text:s/>{167310=4711589, 165869=4598478, 165185=1436185451, 132960=1436146945, 130187=4566597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4406" calcext:value-type="float">
            <text:p>4406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58, 2=49, 3=20}</text:p>
          </table:table-cell>
          <table:table-cell office:value-type="string" calcext:value-type="string">
            <text:p><text:s/>{205238=1436255125, 179139=1436401816, 161422=2865718563, 159793=4936545, 146936=1436335832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4419" calcext:value-type="float">
            <text:p>4419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45, 2=40, 3=24}</text:p>
          </table:table-cell>
          <table:table-cell office:value-type="string" calcext:value-type="string">
            <text:p><text:s/>{564402=5154094, 396482=2865848655, 169629=5137913, 128753=1436561646, 112889=5087661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4265" calcext:value-type="float">
            <text:p>4265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33, 2=33, 1=45}</text:p>
          </table:table-cell>
          <table:table-cell office:value-type="string" calcext:value-type="string">
            <text:p><text:s/>{155928=5200737, 149135=2865933097, 135583=1436751524, 103966=2865989107, 73589=5215917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4170" calcext:value-type="float">
            <text:p>4170</text:p>
          </table:table-cell>
          <table:table-cell office:value-type="float" office:value="330" calcext:value-type="float">
            <text:p>3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1=39, 2=50, 3=28}</text:p>
          </table:table-cell>
          <table:table-cell office:value-type="string" calcext:value-type="string">
            <text:p><text:s/>{9655872=1436818415, 588006=1436815153, 251535=5443238, 250035=5308215, 179181=1436790239}</text:p>
          </table:table-cell>
        </table:table-row>
        <table:table-row table:style-name="ro1">
          <table:table-cell office:value-type="date" office:date-value="2017-11-29" calcext:value-type="date">
            <text:p>2017-11-2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4167" calcext:value-type="float">
            <text:p>4167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59, 3=28, 2=39}</text:p>
          </table:table-cell>
          <table:table-cell office:value-type="string" calcext:value-type="string">
            <text:p><text:s/>{1608840=2866192092, 367874=5533480, 184647=1437130592, 183056=2866185969, 113227=2866227000}</text:p>
          </table:table-cell>
        </table:table-row>
        <table:table-row table:style-name="ro1" table:number-rows-repeated="5">
          <table:table-cell table:style-name="Default"/>
          <table:table-cell table:number-columns-repeated="8"/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3393" calcext:value-type="float">
            <text:p>339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34, 3=28, 2=51}</text:p>
          </table:table-cell>
          <table:table-cell office:value-type="string" calcext:value-type="string">
            <text:p><text:s/>{247592=1431792030, 138662=2863471935, 105896=1431817883, 69476=2863399539, 60509=177440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3330" calcext:value-type="float">
            <text:p>333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1=49, 2=50, 3=31}</text:p>
          </table:table-cell>
          <table:table-cell office:value-type="string" calcext:value-type="string">
            <text:p><text:s/>{1577113=2863531521, 101040=1431934684, 78179=318969, 70290=2863614054, 65018=2863535238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3345" calcext:value-type="float">
            <text:p>3345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40, 3=30, 2=41}</text:p>
          </table:table-cell>
          <table:table-cell office:value-type="string" calcext:value-type="string">
            <text:p><text:s/>{435672=1432077817, 296286=426701, 218472=2863632116, 86955=2863690006, 83166=459934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3493" calcext:value-type="float">
            <text:p>3493</text:p>
          </table:table-cell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37, 1=58, 2=44}</text:p>
          </table:table-cell>
          <table:table-cell office:value-type="string" calcext:value-type="string">
            <text:p><text:s/>{1706877=1432299787, 935504=1432249293, 559804=534124, 261940=523554, 228877=1432313176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3998" calcext:value-type="float">
            <text:p>399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3=28, 2=34, 1=35}</text:p>
          </table:table-cell>
          <table:table-cell office:value-type="string" calcext:value-type="string">
            <text:p><text:s/>{201767=1432351149, 121849=2863858431, 85882=1432390232, 76898=1432416857, 74735=1432377793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79" calcext:value-type="float">
            <text:p>3279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3=36, 2=47, 1=47}</text:p>
          </table:table-cell>
          <table:table-cell office:value-type="string" calcext:value-type="string">
            <text:p><text:s/>{565943=1432543309, 247887=2863957252, 126737=1432561472, 84369=1432488933, 64167=884894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3543" calcext:value-type="float">
            <text:p>3543</text:p>
          </table:table-cell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44, 3=40, 2=33}</text:p>
          </table:table-cell>
          <table:table-cell office:value-type="string" calcext:value-type="string">
            <text:p><text:s/>{2561996=1432657434, 379093=2864107864, 361619=1043559, 71175=2864145995, 59596=2864099668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2786" calcext:value-type="float">
            <text:p>2786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33, 1=39, 3=41}</text:p>
          </table:table-cell>
          <table:table-cell office:value-type="string" calcext:value-type="string">
            <text:p><text:s/>{261417=1214926, 87986=2864211194, 82826=1432795547, 58630=2864177156, 50846=1187158}</text:p>
          </table:table-cell>
        </table:table-row>
        <table:table-row table:style-name="ro1">
          <table:table-cell office:value-type="date" office:date-value="2017-11-30" calcext:value-type="date">
            <text:p>2017-11-3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66" calcext:value-type="float">
            <text:p>3066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2=8, 3=9, 1=10}</text:p>
          </table:table-cell>
          <table:table-cell office:value-type="string" calcext:value-type="string">
            <text:p><text:s/>{29367=67740, 26414=2864266008, 25880=1431725114, 14260=2864257360, 13937=1431726380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3615" calcext:value-type="float">
            <text:p>361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46, 1=50, 3=23}</text:p>
          </table:table-cell>
          <table:table-cell office:value-type="string" calcext:value-type="string">
            <text:p><text:s/>{4313214=112348, 272066=2863396163, 137124=187809, 130961=2863425907, 121224=156094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3546" calcext:value-type="float">
            <text:p>354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2=30, 3=37, 1=35}</text:p>
          </table:table-cell>
          <table:table-cell office:value-type="string" calcext:value-type="string">
            <text:p><text:s/>{211356=1431911872, 201489=280672, 178082=2863530359, 142232=1431939782, 110549=290899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3446" calcext:value-type="float">
            <text:p>3446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62, 3=32, 2=53}</text:p>
          </table:table-cell>
          <table:table-cell office:value-type="string" calcext:value-type="string">
            <text:p><text:s/>{324366=2863651433, 253855=434525, 222516=416813, 221160=1432154897, 221009=1432141486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office:value-type="float" office:value="3688" calcext:value-type="float">
            <text:p>3688</text:p>
          </table:table-cell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50, 3=37, 2=64}</text:p>
          </table:table-cell>
          <table:table-cell office:value-type="string" calcext:value-type="string">
            <text:p><text:s/>{645870=2863779453, 394815=2863741872, 209712=2863728959, 151817=1432260995, 70779=1432336194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1" calcext:value-type="float">
            <text:p>141</text:p>
          </table:table-cell>
          <table:table-cell office:value-type="float" office:value="3925" calcext:value-type="float">
            <text:p>3925</text:p>
          </table:table-cell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3=33, 2=53, 1=55}</text:p>
          </table:table-cell>
          <table:table-cell office:value-type="string" calcext:value-type="string">
            <text:p><text:s/>{1499325=887726, 728932=791061, 208711=913033, 160620=848321, 135950=2863813216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3962" calcext:value-type="float">
            <text:p>3962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32, 3=19, 1=47}</text:p>
          </table:table-cell>
          <table:table-cell office:value-type="string" calcext:value-type="string">
            <text:p><text:s/>{1442845=998642, 1255417=978827, 1215119=1078110, 283613=2863970351, 233632=1046305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3849" calcext:value-type="float">
            <text:p>3849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38, 1=46, 3=28}</text:p>
          </table:table-cell>
          <table:table-cell office:value-type="string" calcext:value-type="string">
            <text:p><text:s/>{511640=1185481, 283880=1216625, 126975=1242147, 106437=1224091, 105327=1263721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4392" calcext:value-type="float">
            <text:p>4392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6, 3=33, 1=48}</text:p>
          </table:table-cell>
          <table:table-cell office:value-type="string" calcext:value-type="string">
            <text:p><text:s/>{114386=1432967763, 103930=1432876650, 76332=1432997608, 76198=2864210251, 72110=1482132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4495" calcext:value-type="float">
            <text:p>4495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26, 1=33, 2=39}</text:p>
          </table:table-cell>
          <table:table-cell office:value-type="string" calcext:value-type="string">
            <text:p><text:s/>{1220195=1614927, 988557=1433087903, 234206=1433210468, 189575=1433206450, 112461=1661057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45, 2=58, 1=52}</text:p>
          </table:table-cell>
          <table:table-cell office:value-type="string" calcext:value-type="string">
            <text:p><text:s/>{6487173=1433329407, 615812=1954310, 391989=2864501006, 312479=1433345299, 256769=1433393796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4668" calcext:value-type="float">
            <text:p>4668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48, 1=49, 3=35}</text:p>
          </table:table-cell>
          <table:table-cell office:value-type="string" calcext:value-type="string">
            <text:p><text:s/>{243922=2213711, 179633=2130809, 151289=2864590237, 138612=1433550585, 98601=2145770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office:value-type="float" office:value="4782" calcext:value-type="float">
            <text:p>4782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40, 2=46, 1=38}</text:p>
          </table:table-cell>
          <table:table-cell office:value-type="string" calcext:value-type="string">
            <text:p><text:s/>{495450=2864778248, 185591=2864661787, 159641=1433779026, 152329=1433830339, 78092=2864796001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4803" calcext:value-type="float">
            <text:p>4803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46, 3=29, 1=36}</text:p>
          </table:table-cell>
          <table:table-cell office:value-type="string" calcext:value-type="string">
            <text:p><text:s/>{468501=2507682, 213986=2864860301, 202213=1433926947, 193576=1434043684, 177400=2492382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38" calcext:value-type="float">
            <text:p>138</text:p>
          </table:table-cell>
          <table:table-cell office:value-type="float" office:value="4802" calcext:value-type="float">
            <text:p>4802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{1=52, 3=37, 2=49}</text:p>
          </table:table-cell>
          <table:table-cell office:value-type="string" calcext:value-type="string">
            <text:p><text:s/>{750786=1434261610, 274535=2964212, 215647=1434209113, 181037=2865081231, 89798=1434216762}</text:p>
          </table:table-cell>
        </table:table-row>
        <table:table-row table:style-name="ro1">
          <table:table-cell office:value-type="date" office:date-value="2017-12-04" calcext:value-type="date">
            <text:p>2017-12-04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4966" calcext:value-type="float">
            <text:p>4966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2=104, 1=101, 3=50}</text:p>
          </table:table-cell>
          <table:table-cell office:value-type="string" calcext:value-type="string">
            <text:p><text:s/>{3185543=3390617, 1202882=1434497917, 1191008=1434716831, 1172953=2865175819, 516722=1434557091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5170" calcext:value-type="float">
            <text:p>5170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1=47, 2=40, 3=29}</text:p>
          </table:table-cell>
          <table:table-cell office:value-type="string" calcext:value-type="string">
            <text:p><text:s/>{736877=1434945478, 273498=1434936535, 144509=1435039462, 64904=2865515843, 61981=3467730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5081" calcext:value-type="float">
            <text:p>5081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3=27, 2=50, 1=46}</text:p>
          </table:table-cell>
          <table:table-cell office:value-type="string" calcext:value-type="string">
            <text:p><text:s/>{3621594=2865621155, 924461=3948013, 436341=1435293342, 377197=1435291891, 245009=2865693061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5255" calcext:value-type="float">
            <text:p>5255</text:p>
          </table:table-cell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23, 2=35, 1=64}</text:p>
          </table:table-cell>
          <table:table-cell office:value-type="string" calcext:value-type="string">
            <text:p><text:s/>{3090794=4167398, 223870=4072766, 206997=1435469297, 206385=4069518, 179465=2865733531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5186" calcext:value-type="float">
            <text:p>5186</text:p>
          </table:table-cell>
          <table:table-cell office:value-type="float" office:value="388" calcext:value-type="float">
            <text:p>3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2=47, 3=27, 1=48}</text:p>
          </table:table-cell>
          <table:table-cell office:value-type="string" calcext:value-type="string">
            <text:p><text:s/>{4451098=4244094, 946827=4460801, 224926=4258469, 217262=1435765780, 214211=1435645678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5230" calcext:value-type="float">
            <text:p>5230</text:p>
          </table:table-cell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2=56, 1=59, 3=21}</text:p>
          </table:table-cell>
          <table:table-cell office:value-type="string" calcext:value-type="string">
            <text:p><text:s/>{287123=1436088945, 262537=4584543, 238917=4588672, 182932=1435907448, 161648=4515066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5324" calcext:value-type="float">
            <text:p>5324</text:p>
          </table:table-cell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52, 3=23, 2=47}</text:p>
          </table:table-cell>
          <table:table-cell office:value-type="string" calcext:value-type="string">
            <text:p><text:s/>{648556=4756334, 488103=4888666, 256721=4977842, 134169=1436170740, 132288=4919990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office:value-type="float" office:value="5365" calcext:value-type="float">
            <text:p>5365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6, 2=45, 3=25}</text:p>
          </table:table-cell>
          <table:table-cell office:value-type="string" calcext:value-type="string">
            <text:p><text:s/>{846197=1436395915, 490540=1436424846, 308035=2866304464, 183293=1436389071, 132580=2866286125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office:value-type="float" office:value="5343" calcext:value-type="float">
            <text:p>5343</text:p>
          </table:table-cell>
          <table:table-cell office:value-type="float" office:value="681" calcext:value-type="float">
            <text:p>6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{1=40, 2=41, 3=40}</text:p>
          </table:table-cell>
          <table:table-cell office:value-type="string" calcext:value-type="string">
            <text:p><text:s/>{1526688=5401724, 302547=1436713291, 266835=2866468462, 192315=2866482234, 114659=1436596169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230" calcext:value-type="float">
            <text:p>5230</text:p>
          </table:table-cell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1=36, 2=30, 3=17}</text:p>
          </table:table-cell>
          <table:table-cell office:value-type="string" calcext:value-type="string">
            <text:p><text:s/>{523020=1436899082, 200641=5593513, 159028=1436766299, 76658=1436813677, 68253=5480278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985" calcext:value-type="float">
            <text:p>4985</text:p>
          </table:table-cell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28, 2=14, 3=14}</text:p>
          </table:table-cell>
          <table:table-cell office:value-type="string" calcext:value-type="string">
            <text:p><text:s/>{3985523=1436980184, 677162=5712744, 217661=1436935631, 69212=5729979, 47066=5653265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818" calcext:value-type="float">
            <text:p>4818</text:p>
          </table:table-cell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1=35, 2=20, 3=20}</text:p>
          </table:table-cell>
          <table:table-cell office:value-type="string" calcext:value-type="string">
            <text:p><text:s/>{278157=1437109404, 136413=2866706726, 129350=5854158, 122068=5751430, 109000=2866735373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4705" calcext:value-type="float">
            <text:p>4705</text:p>
          </table:table-cell>
          <table:table-cell office:value-type="float" office:value="369" calcext:value-type="float">
            <text:p>3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41, 2=31, 3=25}</text:p>
          </table:table-cell>
          <table:table-cell office:value-type="string" calcext:value-type="string">
            <text:p><text:s/>{297039=2866817354, 149656=1437203169, 118128=1437163052, 108601=1437297422, 66109=2866808331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590" calcext:value-type="float">
            <text:p>4590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3=18, 1=36, 2=25}</text:p>
          </table:table-cell>
          <table:table-cell office:value-type="string" calcext:value-type="string">
            <text:p><text:s/>{1126902=6110169, 452976=6222748, 275272=1437431073, 163039=2866897512, 91277=2866925988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4520" calcext:value-type="float">
            <text:p>4520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23, 1=28, 2=25}</text:p>
          </table:table-cell>
          <table:table-cell office:value-type="string" calcext:value-type="string">
            <text:p><text:s/>{207894=1437542387, 63378=6337450, 54849=6315531, 50500=6244948, 39500=1437448927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3544" calcext:value-type="float">
            <text:p>354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19, 2=33, 1=42}</text:p>
          </table:table-cell>
          <table:table-cell office:value-type="string" calcext:value-type="string">
            <text:p><text:s/>{421049=6437932, 258533=2867059097, 80075=6446298, 73761=6421718, 64752=6358561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3508" calcext:value-type="float">
            <text:p>3508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3=30, 2=47, 1=37}</text:p>
          </table:table-cell>
          <table:table-cell office:value-type="string" calcext:value-type="string">
            <text:p><text:s/>{868925=2867160730, 258684=1437730457, 197141=1437728039, 164889=2867132155, 88436=1437697944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3418" calcext:value-type="float">
            <text:p>3418</text:p>
          </table:table-cell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51, 2=42, 3=32}</text:p>
          </table:table-cell>
          <table:table-cell office:value-type="string" calcext:value-type="string">
            <text:p><text:s/>{798272=6788198, 299977=6640925, 193142=2867294631, 152846=1437897605, 99096=1437820872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3527" calcext:value-type="float">
            <text:p>3527</text:p>
          </table:table-cell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2=55, 1=60, 3=21}</text:p>
          </table:table-cell>
          <table:table-cell office:value-type="string" calcext:value-type="string">
            <text:p><text:s/>{2613653=6834483, 185977=2867323635, 154556=2867335524, 96656=6901008, 63483=6918699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38" calcext:value-type="float">
            <text:p>138</text:p>
          </table:table-cell>
          <table:table-cell office:value-type="float" office:value="3664" calcext:value-type="float">
            <text:p>3664</text:p>
          </table:table-cell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1=68, 2=40, 3=30}</text:p>
          </table:table-cell>
          <table:table-cell office:value-type="string" calcext:value-type="string">
            <text:p><text:s/>{274580466=2867489285, 1384660=7200285, 773490=7011460, 463693=2867511293, 220163=1438196545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3735" calcext:value-type="float">
            <text:p>3735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2=35, 1=55, 3=29}</text:p>
          </table:table-cell>
          <table:table-cell office:value-type="string" calcext:value-type="string">
            <text:p><text:s/>{541752=2867560484, 157597=1438343229, 98528=1438402402, 89173=7315951, 88298=7251484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189" calcext:value-type="float">
            <text:p>4189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48, 1=38, 3=34}</text:p>
          </table:table-cell>
          <table:table-cell office:value-type="string" calcext:value-type="string">
            <text:p><text:s/>{725183=7474111, 234851=1438480627, 233196=2867720752, 209594=7543805, 206712=2867731753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17" calcext:value-type="float">
            <text:p>117</text:p>
          </table:table-cell>
          <table:table-cell office:value-type="float" office:value="4134" calcext:value-type="float">
            <text:p>4134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1=49, 2=40, 3=28}</text:p>
          </table:table-cell>
          <table:table-cell office:value-type="string" calcext:value-type="string">
            <text:p><text:s/>{254463=1438686309, 233310=1438669162, 107270=1438666426, 101746=1438714083, 76824=7697206}</text:p>
          </table:table-cell>
        </table:table-row>
        <table:table-row table:style-name="ro1">
          <table:table-cell office:value-type="date" office:date-value="2017-12-05" calcext:value-type="date">
            <text:p>2017-12-05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float" office:value="3857" calcext:value-type="float">
            <text:p>3857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118, 3=58, 2=84}</text:p>
          </table:table-cell>
          <table:table-cell office:value-type="string" calcext:value-type="string">
            <text:p><text:s/>{889254=1439035031, 586843=8083745, 463625=7855384, 280525=8099847, 263263=7930922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4435" calcext:value-type="float">
            <text:p>4435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24, 2=39, 1=50}</text:p>
          </table:table-cell>
          <table:table-cell office:value-type="string" calcext:value-type="string">
            <text:p><text:s/>{554355=2868123696, 269808=8326627, 163976=1439117401, 64345=8342975, 56212=1439181124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4272" calcext:value-type="float">
            <text:p>427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4, 2=39, 3=20}</text:p>
          </table:table-cell>
          <table:table-cell office:value-type="string" calcext:value-type="string">
            <text:p><text:s/>{1280007=8451381, 273596=8560118, 74750=8533182, 56281=8485433, 48659=8403771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3777" calcext:value-type="float">
            <text:p>377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1=50, 3=29, 2=44}</text:p>
          </table:table-cell>
          <table:table-cell office:value-type="string" calcext:value-type="string">
            <text:p><text:s/>{2283060=1439452128, 519116=2868315080, 203994=2868235360, 167356=1439533830, 161713=1439482172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4090" calcext:value-type="float">
            <text:p>4090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2=54, 1=51, 3=24}</text:p>
          </table:table-cell>
          <table:table-cell office:value-type="string" calcext:value-type="string">
            <text:p><text:s/>{4118057=1439666904, 392414=8934867, 336725=1439609991, 318474=1439627790, 188903=8957659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4112" calcext:value-type="float">
            <text:p>411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1=42, 2=49, 3=24}</text:p>
          </table:table-cell>
          <table:table-cell office:value-type="string" calcext:value-type="string">
            <text:p><text:s/>{4441329=8995500, 348151=2868464050, 215660=9051729, 143547=9165618, 103005=1439847385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4078" calcext:value-type="float">
            <text:p>4078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3=30, 2=41, 1=45}</text:p>
          </table:table-cell>
          <table:table-cell office:value-type="string" calcext:value-type="string">
            <text:p><text:s/>{782721=9272987, 328132=2868561784, 186022=2868593063, 114184=1439922633, 111631=1439905645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3972" calcext:value-type="float">
            <text:p>3972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55, 2=39, 3=24}</text:p>
          </table:table-cell>
          <table:table-cell office:value-type="string" calcext:value-type="string">
            <text:p><text:s/>{226367=9509941, 170961=9485875, 119955=1440178156, 116598=9540530, 114463=9413374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3963" calcext:value-type="float">
            <text:p>3963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18, 1=43, 2=41}</text:p>
          </table:table-cell>
          <table:table-cell office:value-type="string" calcext:value-type="string">
            <text:p><text:s/>{135719=1440251765, 129501=9635258, 105917=9587597, 68146=9629704, 57795=1440303672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3848" calcext:value-type="float">
            <text:p>3848</text:p>
          </table:table-cell>
          <table:table-cell office:value-type="float" office:value="558" calcext:value-type="float">
            <text:p>55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{2=38, 1=45, 3=25}</text:p>
          </table:table-cell>
          <table:table-cell office:value-type="string" calcext:value-type="string">
            <text:p><text:s/>{100670=2868871837, 88453=9865360, 79248=1440391904, 72958=9860593, 64110=1440462953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3781" calcext:value-type="float">
            <text:p>3781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2, 2=42, 3=20}</text:p>
          </table:table-cell>
          <table:table-cell office:value-type="string" calcext:value-type="string">
            <text:p><text:s/>{5207688=2868971238, 483625=9971087, 144651=9973657, 95217=2868967788, 46920=10007839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3723" calcext:value-type="float">
            <text:p>3723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37, 2=46, 3=24}</text:p>
          </table:table-cell>
          <table:table-cell office:value-type="string" calcext:value-type="string">
            <text:p><text:s/>{162771=10165789, 107096=1440692820, 98907=1440712870, 98680=10098138, 86505=10080283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3723" calcext:value-type="float">
            <text:p>3723</text:p>
          </table:table-cell>
          <table:table-cell office:value-type="float" office:value="357" calcext:value-type="float">
            <text:p>3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1=54, 2=51, 3=35}</text:p>
          </table:table-cell>
          <table:table-cell office:value-type="string" calcext:value-type="string">
            <text:p><text:s/>{476403=10313331, 444861=10328646, 230738=2869129612, 228703=2869131801, 162297=10253803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3025" calcext:value-type="float">
            <text:p>3025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47, 1=38, 3=35}</text:p>
          </table:table-cell>
          <table:table-cell office:value-type="string" calcext:value-type="string">
            <text:p><text:s/>{932443=10470274, 342896=10541007, 136669=1441040816, 84764=1440973927, 67714=10543263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38" calcext:value-type="float">
            <text:p>138</text:p>
          </table:table-cell>
          <table:table-cell office:value-type="float" office:value="2894" calcext:value-type="float">
            <text:p>289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54, 2=50, 3=34}</text:p>
          </table:table-cell>
          <table:table-cell office:value-type="string" calcext:value-type="string">
            <text:p><text:s/>{16454714=10613232, 303136=2869296076, 272982=1441160458, 238512=2869345929, 142313=10647690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3217" calcext:value-type="float">
            <text:p>3217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53, 1=40, 2=52}</text:p>
          </table:table-cell>
          <table:table-cell office:value-type="string" calcext:value-type="string">
            <text:p><text:s/>{225862=2869397887, 141860=10889438, 105774=1441259140, 69675=10802707, 52639=2869392576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3663" calcext:value-type="float">
            <text:p>3663</text:p>
          </table:table-cell>
          <table:table-cell office:value-type="float" office:value="326" calcext:value-type="float">
            <text:p>3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1=55, 3=40, 2=61}</text:p>
          </table:table-cell>
          <table:table-cell office:value-type="string" calcext:value-type="string">
            <text:p><text:s/>{2633575=1441405916, 210193=2869638267, 125790=11114527, 74700=1441491517, 66843=1441433261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3754" calcext:value-type="float">
            <text:p>3754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42, 3=33, 2=47}</text:p>
          </table:table-cell>
          <table:table-cell office:value-type="string" calcext:value-type="string">
            <text:p><text:s/>{1188239=11321012, 306422=2869691951, 195218=2869691674, 117003=1441634430, 82602=2869715853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3900" calcext:value-type="float">
            <text:p>390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{2=64, 1=71, 3=35}</text:p>
          </table:table-cell>
          <table:table-cell office:value-type="string" calcext:value-type="string">
            <text:p><text:s/>{756888=1441903027, 154838=1441803154, 150267=2869869845, 114152=11486662, 92882=11534736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  <table:table-cell office:value-type="float" office:value="4147" calcext:value-type="float">
            <text:p>4147</text:p>
          </table:table-cell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3=35, 1=50, 2=54}</text:p>
          </table:table-cell>
          <table:table-cell office:value-type="string" calcext:value-type="string">
            <text:p><text:s/>{632451=1442197894, 235848=11770487, 224278=11650584, 171146=2869966886, 171063=11791795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5165" calcext:value-type="float">
            <text:p>5165</text:p>
          </table:table-cell>
          <table:table-cell office:value-type="float" office:value="307" calcext:value-type="float">
            <text:p>3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2=42, 3=30, 1=59}</text:p>
          </table:table-cell>
          <table:table-cell office:value-type="string" calcext:value-type="string">
            <text:p><text:s/>{225232=1442342817, 220489=11975307, 92230=11862586, 76413=2870159237, 71884=1442371883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02" calcext:value-type="float">
            <text:p>102</text:p>
          </table:table-cell>
          <table:table-cell office:value-type="float" office:value="5079" calcext:value-type="float">
            <text:p>5079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36, 3=30, 2=36}</text:p>
          </table:table-cell>
          <table:table-cell office:value-type="string" calcext:value-type="string">
            <text:p><text:s/>{2653812=12163741, 686605=12176347, 231269=1442475480, 125613=12189593, 98967=12097158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4896" calcext:value-type="float">
            <text:p>4896</text:p>
          </table:table-cell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53, 3=31, 2=43}</text:p>
          </table:table-cell>
          <table:table-cell office:value-type="string" calcext:value-type="string">
            <text:p><text:s/>{3039910=12486749, 2200980=2870311313, 400235=2870428876, 117017=12429484, 103237=2870329872}</text:p>
          </table:table-cell>
        </table:table-row>
        <table:table-row table:style-name="ro1">
          <table:table-cell office:value-type="date" office:date-value="2017-12-06" calcext:value-type="date">
            <text:p>2017-12-06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245" calcext:value-type="float">
            <text:p>245</text:p>
          </table:table-cell>
          <table:table-cell office:value-type="float" office:value="4715" calcext:value-type="float">
            <text:p>4715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80, 3=60, 1=105}</text:p>
          </table:table-cell>
          <table:table-cell office:value-type="string" calcext:value-type="string">
            <text:p><text:s/>{324055=12602832, 214985=12605938, 184840=12885682, 177762=2870603107, 173565=1443211168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4758" calcext:value-type="float">
            <text:p>4758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36, 1=48, 3=29}</text:p>
          </table:table-cell>
          <table:table-cell office:value-type="string" calcext:value-type="string">
            <text:p><text:s/>{726729=2870818225, 376397=2870760971, 326600=1443407281, 203400=2870736936, 171857=2870719517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4762" calcext:value-type="float">
            <text:p>4762</text:p>
          </table:table-cell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3=25, 2=43, 1=45}</text:p>
          </table:table-cell>
          <table:table-cell office:value-type="string" calcext:value-type="string">
            <text:p><text:s/>{1960241=2870843856, 91346=1443658303, 84469=1443557601, 82026=1443705170, 57300=13318415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float" office:value="5283" calcext:value-type="float">
            <text:p>5283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52, 3=34, 2=38}</text:p>
          </table:table-cell>
          <table:table-cell office:value-type="string" calcext:value-type="string">
            <text:p><text:s/>{17764453=2871093513, 307451=1443869333, 204955=1443919703, 178813=13563563, 176221=13565005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5364" calcext:value-type="float">
            <text:p>536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28, 2=46, 1=38}</text:p>
          </table:table-cell>
          <table:table-cell office:value-type="string" calcext:value-type="string">
            <text:p><text:s/>{2179510=13772873, 319629=1444044389, 87267=2871176886, 68198=13827490, 56272=1443996706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4928" calcext:value-type="float">
            <text:p>4928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45, 3=27, 2=34}</text:p>
          </table:table-cell>
          <table:table-cell office:value-type="string" calcext:value-type="string">
            <text:p><text:s/>{336269=1444190046, 309407=2871330586, 176984=13940498, 139799=1444248152, 105545=14125857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4967" calcext:value-type="float">
            <text:p>4967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2=50, 1=62, 3=38}</text:p>
          </table:table-cell>
          <table:table-cell office:value-type="string" calcext:value-type="string">
            <text:p><text:s/>{835009=14220788, 386258=14241847, 218859=2871451092, 205292=2871498265, 194729=2871497695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988" calcext:value-type="float">
            <text:p>4988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37, 2=36, 3=11}</text:p>
          </table:table-cell>
          <table:table-cell office:value-type="string" calcext:value-type="string">
            <text:p><text:s/>{1553940=14371519, 508532=2871638639, 192119=1444658176, 139499=14449763, 119169=14373010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4734" calcext:value-type="float">
            <text:p>4734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2=40, 1=49, 3=24}</text:p>
          </table:table-cell>
          <table:table-cell office:value-type="string" calcext:value-type="string">
            <text:p><text:s/>{17570048=14605970, 268382=1444993933, 126985=14787351, 94913=2871799706, 90265=2871703933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723" calcext:value-type="float">
            <text:p>4723</text:p>
          </table:table-cell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29, 1=42, 2=30}</text:p>
          </table:table-cell>
          <table:table-cell office:value-type="string" calcext:value-type="string">
            <text:p><text:s/>{128207=1445054696, 106154=1445054376, 102881=15013967, 74989=2871806884, 73720=14909823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4595" calcext:value-type="float">
            <text:p>4595</text:p>
          </table:table-cell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44, 2=28, 3=26}</text:p>
          </table:table-cell>
          <table:table-cell office:value-type="string" calcext:value-type="string">
            <text:p><text:s/>{519900=2872034733, 335807=1445336494, 196732=15150582, 175553=2871995430, 131994=15039004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4488" calcext:value-type="float">
            <text:p>4488</text:p>
          </table:table-cell>
          <table:table-cell office:value-type="float" office:value="530" calcext:value-type="float">
            <text:p>5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{2=50, 3=26, 1=37}</text:p>
          </table:table-cell>
          <table:table-cell office:value-type="string" calcext:value-type="string">
            <text:p><text:s/>{5997256=15221298, 1476713=2872044218, 375081=15413035, 174853=1445544559, 111929=1445522078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4464" calcext:value-type="float">
            <text:p>4464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49, 2=50, 3=27}</text:p>
          </table:table-cell>
          <table:table-cell office:value-type="string" calcext:value-type="string">
            <text:p><text:s/>{5892056=15613096, 508047=2872232305, 174513=15507126, 141064=15610639, 109741=1445620729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4459" calcext:value-type="float">
            <text:p>4459</text:p>
          </table:table-cell>
          <table:table-cell office:value-type="float" office:value="356" calcext:value-type="float">
            <text:p>3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3=19, 1=40, 2=33}</text:p>
          </table:table-cell>
          <table:table-cell office:value-type="string" calcext:value-type="string">
            <text:p><text:s/>{295520=15713586, 134136=1445747721, 84584=15768263, 72702=15660354, 44237=15692696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4354" calcext:value-type="float">
            <text:p>4354</text:p>
          </table:table-cell>
          <table:table-cell office:value-type="float" office:value="445" calcext:value-type="float">
            <text:p>4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{1=42, 3=27, 2=34}</text:p>
          </table:table-cell>
          <table:table-cell office:value-type="string" calcext:value-type="string">
            <text:p><text:s/>{393763=1446059161, 212554=15916969, 167577=1446039772, 154833=15905964, 75899=1446011250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4354" calcext:value-type="float">
            <text:p>4354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2=51, 1=58, 3=32}</text:p>
          </table:table-cell>
          <table:table-cell office:value-type="string" calcext:value-type="string">
            <text:p><text:s/>{1374107=2872610809, 526093=16054498, 120743=15972076, 117010=16088299, 105252=1446209249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4372" calcext:value-type="float">
            <text:p>4372</text:p>
          </table:table-cell>
          <table:table-cell office:value-type="float" office:value="386" calcext:value-type="float">
            <text:p>3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3=24, 2=47, 1=30}</text:p>
          </table:table-cell>
          <table:table-cell office:value-type="string" calcext:value-type="string">
            <text:p><text:s/>{872030=1446323473, 520020=16285362, 330034=16250968, 197522=1446348694, 104309=2872664647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4336" calcext:value-type="float">
            <text:p>4336</text:p>
          </table:table-cell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2=46, 3=36, 1=54}</text:p>
          </table:table-cell>
          <table:table-cell office:value-type="string" calcext:value-type="string">
            <text:p><text:s/>{1244186=1446496300, 135115=1446560537, 121868=2872754114, 102660=1446407037, 90273=1446433239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4435" calcext:value-type="float">
            <text:p>4435</text:p>
          </table:table-cell>
          <table:table-cell office:value-type="float" office:value="419" calcext:value-type="float">
            <text:p>4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{1=62, 3=51, 2=38}</text:p>
          </table:table-cell>
          <table:table-cell office:value-type="string" calcext:value-type="string">
            <text:p><text:s/>{730825=1446608183, 472994=16704750, 444396=2872942169, 347805=2872885913, 222017=16687126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4453" calcext:value-type="float">
            <text:p>4453</text:p>
          </table:table-cell>
          <table:table-cell office:value-type="float" office:value="663" calcext:value-type="float">
            <text:p>6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{1=43, 3=41, 2=37}</text:p>
          </table:table-cell>
          <table:table-cell office:value-type="string" calcext:value-type="string">
            <text:p><text:s/>{387928=16868304, 129972=1446757589, 107227=2873132650, 103170=1446777289, 95360=1446749843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4469" calcext:value-type="float">
            <text:p>4469</text:p>
          </table:table-cell>
          <table:table-cell office:value-type="float" office:value="746" calcext:value-type="float">
            <text:p>7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{2=50, 1=55, 3=32}</text:p>
          </table:table-cell>
          <table:table-cell office:value-type="string" calcext:value-type="string">
            <text:p><text:s/>{1476488=17033720, 947078=17146679, 382538=2873347722, 225720=1446977781, 204958=2873273177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4501" calcext:value-type="float">
            <text:p>4501</text:p>
          </table:table-cell>
          <table:table-cell office:value-type="float" office:value="486" calcext:value-type="float">
            <text:p>4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3=40, 1=61, 2=34}</text:p>
          </table:table-cell>
          <table:table-cell office:value-type="string" calcext:value-type="string">
            <text:p><text:s/>{440144=2873435376, 190821=1447224498, 142988=17406354, 138113=2873431398, 120469=17427527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4529" calcext:value-type="float">
            <text:p>4529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2=55, 1=55, 3=25}</text:p>
          </table:table-cell>
          <table:table-cell office:value-type="string" calcext:value-type="string">
            <text:p><text:s/>{6416937=2873663314, 692145=17521900, 173081=17555586, 165631=1447512616, 137802=17724771}</text:p>
          </table:table-cell>
        </table:table-row>
        <table:table-row table:style-name="ro1">
          <table:table-cell office:value-type="date" office:date-value="2017-12-07" calcext:value-type="date">
            <text:p>2017-12-07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263" calcext:value-type="float">
            <text:p>263</text:p>
          </table:table-cell>
          <table:table-cell office:value-type="float" office:value="4586" calcext:value-type="float">
            <text:p>4586</text:p>
          </table:table-cell>
          <table:table-cell office:value-type="float" office:value="429" calcext:value-type="float">
            <text:p>4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{3=80, 1=106, 2=77}</text:p>
          </table:table-cell>
          <table:table-cell office:value-type="string" calcext:value-type="string">
            <text:p><text:s/>{3302684=1447609548, 2489045=1447684266, 821827=17835457, 562398=1447572106, 381487=1447736316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359" calcext:value-type="float">
            <text:p>5359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32, 2=38, 1=40}</text:p>
          </table:table-cell>
          <table:table-cell office:value-type="string" calcext:value-type="string">
            <text:p><text:s/>{821338=2874066912, 244844=1448147097, 116681=1448036179, 78119=2874099280, 71216=1448109765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4857" calcext:value-type="float">
            <text:p>4857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2=49, 1=50, 3=32}</text:p>
          </table:table-cell>
          <table:table-cell office:value-type="string" calcext:value-type="string">
            <text:p><text:s/>{663740=18618864, 511255=1448363542, 463282=1448250205, 405807=2874312007, 381930=1448322808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5060" calcext:value-type="float">
            <text:p>5060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48, 2=39, 3=25}</text:p>
          </table:table-cell>
          <table:table-cell office:value-type="string" calcext:value-type="string">
            <text:p><text:s/>{980970=2874383776, 522091=1448534601, 258440=2874411478, 228465=1448495487, 147630=2874396321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14" calcext:value-type="float">
            <text:p>114</text:p>
          </table:table-cell>
          <table:table-cell office:value-type="float" office:value="4883" calcext:value-type="float">
            <text:p>4883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36, 1=43, 2=35}</text:p>
          </table:table-cell>
          <table:table-cell office:value-type="string" calcext:value-type="string">
            <text:p><text:s/>{371826=19196313, 353411=19062605, 199678=1448668855, 136867=19229372, 97399=1448773976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5014" calcext:value-type="float">
            <text:p>5014</text:p>
          </table:table-cell>
          <table:table-cell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55, 2=58, 3=26}</text:p>
          </table:table-cell>
          <table:table-cell office:value-type="string" calcext:value-type="string">
            <text:p><text:s/>{8526108=19276035, 776838=2874724538, 257212=1449030597, 215504=1448938673, 200712=19351917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013" calcext:value-type="float">
            <text:p>5013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48, 1=45, 3=28}</text:p>
          </table:table-cell>
          <table:table-cell office:value-type="string" calcext:value-type="string">
            <text:p><text:s/>{2104176=19623212, 268659=1449303741, 219369=19554379, 165360=2874952861, 152803=1449113917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43" calcext:value-type="float">
            <text:p>143</text:p>
          </table:table-cell>
          <table:table-cell office:value-type="float" office:value="5124" calcext:value-type="float">
            <text:p>5124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2=51, 3=38, 1=54}</text:p>
          </table:table-cell>
          <table:table-cell office:value-type="string" calcext:value-type="string">
            <text:p><text:s/>{320559=1449392746, 209312=19778544, 128809=19887898, 123993=19942086, 118283=19971623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float" office:value="5158" calcext:value-type="float">
            <text:p>5158</text:p>
          </table:table-cell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2=56, 1=35, 3=24}</text:p>
          </table:table-cell>
          <table:table-cell office:value-type="string" calcext:value-type="string">
            <text:p><text:s/>{412775=1449759950, 357481=1449724521, 340898=1449583540, 276308=20134182, 233885=2875192680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5149" calcext:value-type="float">
            <text:p>5149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1=58, 2=47, 3=16}</text:p>
          </table:table-cell>
          <table:table-cell office:value-type="string" calcext:value-type="string">
            <text:p><text:s/>{16132340=20416188, 3798777=20373138, 223080=1449910983, 201516=20270634, 200467=20250327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043" calcext:value-type="float">
            <text:p>5043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22, 1=29, 3=19}</text:p>
          </table:table-cell>
          <table:table-cell office:value-type="string" calcext:value-type="string">
            <text:p><text:s/>{226462=1450105089, 176324=1450014692, 119074=20457878, 66800=20533162, 58691=20491214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4889" calcext:value-type="float">
            <text:p>4889</text:p>
          </table:table-cell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3=22, 1=44, 2=39}</text:p>
          </table:table-cell>
          <table:table-cell office:value-type="string" calcext:value-type="string">
            <text:p><text:s/>{215922=2875530065, 210027=20796601, 129165=1450140442, 126617=20637072, 94359=20758975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4860" calcext:value-type="float">
            <text:p>4860</text:p>
          </table:table-cell>
          <table:table-cell office:value-type="float" office:value="535" calcext:value-type="float">
            <text:p>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1=41, 3=29, 2=33}</text:p>
          </table:table-cell>
          <table:table-cell office:value-type="string" calcext:value-type="string">
            <text:p><text:s/>{1849036=1450468120, 673053=20853229, 376585=1450395986, 348277=2875707461, 176231=20874740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4782" calcext:value-type="float">
            <text:p>4782</text:p>
          </table:table-cell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42, 1=42, 3=12}</text:p>
          </table:table-cell>
          <table:table-cell office:value-type="string" calcext:value-type="string">
            <text:p><text:s/>{639533=21104498, 149812=21107692, 116090=21064776, 106003=21126354, 98071=21146088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4715" calcext:value-type="float">
            <text:p>4715</text:p>
          </table:table-cell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40, 3=26, 1=37}</text:p>
          </table:table-cell>
          <table:table-cell office:value-type="string" calcext:value-type="string">
            <text:p><text:s/>{5566938=2875862308, 206015=21358481, 123382=2875969160, 120156=1450763297, 93159=1450868208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4667" calcext:value-type="float">
            <text:p>4667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35, 2=30, 3=26}</text:p>
          </table:table-cell>
          <table:table-cell office:value-type="string" calcext:value-type="string">
            <text:p><text:s/>{2906736=2876044054, 177801=21413328, 90968=1450944076, 90005=1450880125, 57227=21410118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4613" calcext:value-type="float">
            <text:p>4613</text:p>
          </table:table-cell>
          <table:table-cell office:value-type="float" office:value="338" calcext:value-type="float">
            <text:p>3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{1=61, 2=40, 3=22}</text:p>
          </table:table-cell>
          <table:table-cell office:value-type="string" calcext:value-type="string">
            <text:p><text:s/>{195687=21683713, 140268=2876088693, 97021=1451101916, 84147=21735660, 79794=2876200314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26" calcext:value-type="float">
            <text:p>126</text:p>
          </table:table-cell>
          <table:table-cell office:value-type="float" office:value="4604" calcext:value-type="float">
            <text:p>4604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45, 3=33, 1=48}</text:p>
          </table:table-cell>
          <table:table-cell office:value-type="string" calcext:value-type="string">
            <text:p><text:s/>{481644=2876322893, 205974=21772154, 166623=2876262530, 146272=2876223867, 146255=21964778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4606" calcext:value-type="float">
            <text:p>4606</text:p>
          </table:table-cell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2=31, 1=53, 3=27}</text:p>
          </table:table-cell>
          <table:table-cell office:value-type="string" calcext:value-type="string">
            <text:p><text:s/>{295300=1451635809, 138902=1451634169, 138736=22149940, 114861=22173914, 76459=22027299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4612" calcext:value-type="float">
            <text:p>4612</text:p>
          </table:table-cell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2=49, 3=32, 1=52}</text:p>
          </table:table-cell>
          <table:table-cell office:value-type="string" calcext:value-type="string">
            <text:p><text:s/>{422069=22388304, 223788=22471235, 184707=1451691895, 169123=1451770672, 109966=22453206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4641" calcext:value-type="float">
            <text:p>4641</text:p>
          </table:table-cell>
          <table:table-cell office:value-type="float" office:value="694" calcext:value-type="float">
            <text:p>6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{3=27, 1=61, 2=55}</text:p>
          </table:table-cell>
          <table:table-cell office:value-type="string" calcext:value-type="string">
            <text:p><text:s/>{819992=22604818, 321406=22542944, 198320=1452016191, 189150=22692066, 165042=2876674308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4680" calcext:value-type="float">
            <text:p>4680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2=52, 1=56, 3=19}</text:p>
          </table:table-cell>
          <table:table-cell office:value-type="string" calcext:value-type="string">
            <text:p><text:s/>{2435759=22926190, 216024=22894393, 160456=1452393515, 145661=1452377706, 111851=22943856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4720" calcext:value-type="float">
            <text:p>4720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1=59, 2=67, 3=31}</text:p>
          </table:table-cell>
          <table:table-cell office:value-type="string" calcext:value-type="string">
            <text:p><text:s/>{1255397=23042677, 667880=23035776, 545688=1452492338, 360224=23019317, 260373=2877007039}</text:p>
          </table:table-cell>
        </table:table-row>
        <table:table-row table:style-name="ro1">
          <table:table-cell office:value-type="date" office:date-value="2017-12-08" calcext:value-type="date">
            <text:p>2017-12-08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81" calcext:value-type="float">
            <text:p>281</text:p>
          </table:table-cell>
          <table:table-cell office:value-type="float" office:value="4787" calcext:value-type="float">
            <text:p>4787</text:p>
          </table:table-cell>
          <table:table-cell office:value-type="float" office:value="337" calcext:value-type="float">
            <text:p>3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{3=71, 2=105, 1=105}</text:p>
          </table:table-cell>
          <table:table-cell office:value-type="string" calcext:value-type="string">
            <text:p><text:s/>{2255289=23411566, 716448=23515505, 535113=1452831035, 484266=1452845540, 228760=2361675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4830" calcext:value-type="float">
            <text:p>4830</text:p>
          </table:table-cell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{2=53, 1=52, 3=21}</text:p>
          </table:table-cell>
          <table:table-cell office:value-type="string" calcext:value-type="string">
            <text:p><text:s/>{236218=1453333105, 148037=1453150904, 139731=1453129525, 103220=1453230988, 66599=2877399012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4837" calcext:value-type="float">
            <text:p>4837</text:p>
          </table:table-cell>
          <table:table-cell office:value-type="float" office:value="336" calcext:value-type="float">
            <text:p>3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57, 3=25, 1=49}</text:p>
          </table:table-cell>
          <table:table-cell office:value-type="string" calcext:value-type="string">
            <text:p><text:s/>{230060=24058097, 191978=24036347, 164744=1453359372, 102799=24145205, 88114=2877608322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4860" calcext:value-type="float">
            <text:p>4860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1=54, 2=41, 3=29}</text:p>
          </table:table-cell>
          <table:table-cell office:value-type="string" calcext:value-type="string">
            <text:p><text:s/>{425746=1453602087, 309589=2877730005, 264396=24287214, 244043=1453762850, 216180=2877679451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4860" calcext:value-type="float">
            <text:p>4860</text:p>
          </table:table-cell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3=33, 2=46, 1=46}</text:p>
          </table:table-cell>
          <table:table-cell office:value-type="string" calcext:value-type="string">
            <text:p><text:s/>{920980=1453989073, 219223=1454019571, 142843=24542219, 107109=24572812, 87407=145395951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4887" calcext:value-type="float">
            <text:p>4887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2=53, 3=27, 1=58}</text:p>
          </table:table-cell>
          <table:table-cell office:value-type="string" calcext:value-type="string">
            <text:p><text:s/>{310007=24877388, 173110=24930807, 136223=24810359, 110750=24878777, 64920=24935159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4893" calcext:value-type="float">
            <text:p>4893</text:p>
          </table:table-cell>
          <table:table-cell office:value-type="float" office:value="571" calcext:value-type="float">
            <text:p>5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{2=61, 3=33, 1=48}</text:p>
          </table:table-cell>
          <table:table-cell office:value-type="string" calcext:value-type="string">
            <text:p><text:s/>{347631=2878165217, 250979=2878162000, 223065=1454280389, 202271=1454484109, 178716=1454343664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4947" calcext:value-type="float">
            <text:p>4947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3=23, 2=44, 1=49}</text:p>
          </table:table-cell>
          <table:table-cell office:value-type="string" calcext:value-type="string">
            <text:p><text:s/>{1800651=25319494, 672369=25357976, 319192=1454732934, 304736=1454655825, 241093=2878347891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5633" calcext:value-type="float">
            <text:p>5633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49, 2=49, 3=30}</text:p>
          </table:table-cell>
          <table:table-cell office:value-type="string" calcext:value-type="string">
            <text:p><text:s/>{2385634=1454762083, 231312=2878449620, 180468=1454772009, 172759=25658255, 142041=2551671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5377" calcext:value-type="float">
            <text:p>5377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26, 3=27, 1=51}</text:p>
          </table:table-cell>
          <table:table-cell office:value-type="string" calcext:value-type="string">
            <text:p><text:s/>{305236=25707006, 166136=1455051219, 141204=25927081, 124716=2878685996, 99187=1455065739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4999" calcext:value-type="float">
            <text:p>4999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3=32, 1=40, 2=34}</text:p>
          </table:table-cell>
          <table:table-cell office:value-type="string" calcext:value-type="string">
            <text:p><text:s/>{806752=2878716813, 647917=2878797028, 195237=2878780579, 168652=26111015, 145792=26046364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 office:value-type="float" office:value="4968" calcext:value-type="float">
            <text:p>4968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55, 2=44, 3=30}</text:p>
          </table:table-cell>
          <table:table-cell office:value-type="string" calcext:value-type="string">
            <text:p><text:s/>{1156140=1455586693, 397487=1455587548, 340202=2879028624, 240807=26280321, 152567=145551187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5078" calcext:value-type="float">
            <text:p>5078</text:p>
          </table:table-cell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49, 3=32, 2=55}</text:p>
          </table:table-cell>
          <table:table-cell office:value-type="string" calcext:value-type="string">
            <text:p><text:s/>{5191755=26595080, 2377284=26669041, 388702=1455699261, 274260=1455612004, 223204=2879081633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float" office:value="5122" calcext:value-type="float">
            <text:p>5122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52, 2=38, 3=29}</text:p>
          </table:table-cell>
          <table:table-cell office:value-type="string" calcext:value-type="string">
            <text:p><text:s/>{1353841=1455969669, 1226901=1455909555, 756572=1455902009, 155346=1455955448, 116368=1455848858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5175" calcext:value-type="float">
            <text:p>5175</text:p>
          </table:table-cell>
          <table:table-cell office:value-type="float" office:value="377" calcext:value-type="float">
            <text:p>3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1=66, 3=36, 2=31}</text:p>
          </table:table-cell>
          <table:table-cell office:value-type="string" calcext:value-type="string">
            <text:p><text:s/>{288628=2879522839, 147616=1456156729, 130706=1456147836, 125761=2879482640, 94614=2711418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5194" calcext:value-type="float">
            <text:p>5194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49, 3=40, 2=34}</text:p>
          </table:table-cell>
          <table:table-cell office:value-type="string" calcext:value-type="string">
            <text:p><text:s/>{531171=27306043, 319539=2879572502, 319448=27255343, 121388=2879546908, 105916=1456235197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5229" calcext:value-type="float">
            <text:p>5229</text:p>
          </table:table-cell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{1=58, 3=23, 2=37}</text:p>
          </table:table-cell>
          <table:table-cell office:value-type="string" calcext:value-type="string">
            <text:p><text:s/>{649055=27637018, 611619=2879727093, 516234=27578615, 364245=27529146, 324364=27595104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5244" calcext:value-type="float">
            <text:p>5244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{2=51, 1=47, 3=22}</text:p>
          </table:table-cell>
          <table:table-cell office:value-type="string" calcext:value-type="string">
            <text:p><text:s/>{1636281=1456820997, 204786=1456729874, 120029=1456773397, 112793=27757567, 99752=2784695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5145" calcext:value-type="float">
            <text:p>5145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3=18, 2=55, 1=50}</text:p>
          </table:table-cell>
          <table:table-cell office:value-type="string" calcext:value-type="string">
            <text:p><text:s/>{1965817=27996848, 1144910=1457081114, 369868=1457073117, 125472=1457010441, 106326=1456950566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5298" calcext:value-type="float">
            <text:p>5298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1=48, 3=12, 2=53}</text:p>
          </table:table-cell>
          <table:table-cell office:value-type="string" calcext:value-type="string">
            <text:p><text:s/>{833055=28232873, 170454=1457319594, 163115=1457149395, 115906=28330379, 87793=28218586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5067" calcext:value-type="float">
            <text:p>5067</text:p>
          </table:table-cell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36, 1=47, 3=29}</text:p>
          </table:table-cell>
          <table:table-cell office:value-type="string" calcext:value-type="string">
            <text:p><text:s/>{1190830=28587676, 1021474=1457431439, 579851=1457501942, 420350=1457603764, 324435=1457428579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office:value-type="float" office:value="5015" calcext:value-type="float">
            <text:p>5015</text:p>
          </table:table-cell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2=60, 1=46, 3=27}</text:p>
          </table:table-cell>
          <table:table-cell office:value-type="string" calcext:value-type="string">
            <text:p><text:s/>{644244=28796464, 239039=1457756060, 231428=2880486571, 207267=1457742412, 181402=1457848998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5154" calcext:value-type="float">
            <text:p>5154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43, 2=55, 3=27}</text:p>
          </table:table-cell>
          <table:table-cell office:value-type="string" calcext:value-type="string">
            <text:p><text:s/>{3232208=29168973, 434223=29080096, 382609=1457934516, 157144=29085352, 126615=1458033720}</text:p>
          </table:table-cell>
        </table:table-row>
        <table:table-row table:style-name="ro1">
          <table:table-cell office:value-type="date" office:date-value="2017-12-09" calcext:value-type="date">
            <text:p>2017-12-09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252" calcext:value-type="float">
            <text:p>252</text:p>
          </table:table-cell>
          <table:table-cell office:value-type="float" office:value="5079" calcext:value-type="float">
            <text:p>5079</text:p>
          </table:table-cell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94, 2=97, 3=61}</text:p>
          </table:table-cell>
          <table:table-cell office:value-type="string" calcext:value-type="string">
            <text:p><text:s/>{714215=1458513915, 606156=29515430, 474167=29358967, 438240=1458448123, 293278=29539858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5201" calcext:value-type="float">
            <text:p>5201</text:p>
          </table:table-cell>
          <table:table-cell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{3=19, 2=64, 1=45}</text:p>
          </table:table-cell>
          <table:table-cell office:value-type="string" calcext:value-type="string">
            <text:p><text:s/>{693149=29889127, 224593=1458818939, 145178=29848189, 135702=29825309, 101585=29887646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5251" calcext:value-type="float">
            <text:p>5251</text:p>
          </table:table-cell>
          <table:table-cell office:value-type="float" office:value="474" calcext:value-type="float">
            <text:p>4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2=53, 1=52, 3=19}</text:p>
          </table:table-cell>
          <table:table-cell office:value-type="string" calcext:value-type="string">
            <text:p><text:s/>{52156364=1458947684, 280560=2881201112, 173327=2881212504, 134450=1458941495, 75694=30192589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5238" calcext:value-type="float">
            <text:p>5238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3=26, 1=38, 2=51}</text:p>
          </table:table-cell>
          <table:table-cell office:value-type="string" calcext:value-type="string">
            <text:p><text:s/>{6732498=1459139805, 167835=30240610, 164516=30435163, 116292=30358044, 111847=1459216923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5222" calcext:value-type="float">
            <text:p>5222</text:p>
          </table:table-cell>
          <table:table-cell office:value-type="float" office:value="726" calcext:value-type="float">
            <text:p>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{2=47, 3=25, 1=37}</text:p>
          </table:table-cell>
          <table:table-cell office:value-type="string" calcext:value-type="string">
            <text:p><text:s/>{1264511=30688618, 355690=1459585350, 339747=1459475742, 317434=2881428731, 199019=30633975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5218" calcext:value-type="float">
            <text:p>5218</text:p>
          </table:table-cell>
          <table:table-cell office:value-type="float" office:value="445" calcext:value-type="float">
            <text:p>4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3=28, 1=41, 2=49}</text:p>
          </table:table-cell>
          <table:table-cell office:value-type="string" calcext:value-type="string">
            <text:p><text:s/>{1134928=2881516146, 204062=2881527946, 196673=2881609673, 141019=2881538346, 122335=1459631793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170" calcext:value-type="float">
            <text:p>5170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1=45, 2=40, 3=27}</text:p>
          </table:table-cell>
          <table:table-cell office:value-type="string" calcext:value-type="string">
            <text:p><text:s/>{1229347=1459994135, 419010=31208119, 260175=2881672583, 160293=1459969602, 67404=2881712696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5137" calcext:value-type="float">
            <text:p>5137</text:p>
          </table:table-cell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48, 3=19, 2=38}</text:p>
          </table:table-cell>
          <table:table-cell office:value-type="string" calcext:value-type="string">
            <text:p><text:s/>{513549=1460126680, 191637=2881814803, 121532=1460179663, 97616=1460131199, 79690=31442622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5131" calcext:value-type="float">
            <text:p>5131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2=68, 3=26, 1=47}</text:p>
          </table:table-cell>
          <table:table-cell office:value-type="string" calcext:value-type="string">
            <text:p><text:s/>{552654=31684523, 261683=31601757, 258452=1460539973, 137533=1460362580, 127748=1460392057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5157" calcext:value-type="float">
            <text:p>5157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3=22, 2=59, 1=43}</text:p>
          </table:table-cell>
          <table:table-cell office:value-type="string" calcext:value-type="string">
            <text:p><text:s/>{10642875=1460767404, 4763808=1460720854, 703917=1460711803, 578798=1460818024, 409618=1460838789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5190" calcext:value-type="float">
            <text:p>5190</text:p>
          </table:table-cell>
          <table:table-cell office:value-type="float" office:value="562" calcext:value-type="float">
            <text:p>5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{2=43, 1=44, 3=33}</text:p>
          </table:table-cell>
          <table:table-cell office:value-type="string" calcext:value-type="string">
            <text:p><text:s/>{239192=1460952815, 124376=1460908308, 102002=32214730, 87808=32180398, 79777=2882239901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5194" calcext:value-type="float">
            <text:p>5194</text:p>
          </table:table-cell>
          <table:table-cell office:value-type="float" office:value="328" calcext:value-type="float">
            <text:p>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3=30, 2=44, 1=58}</text:p>
          </table:table-cell>
          <table:table-cell office:value-type="string" calcext:value-type="string">
            <text:p><text:s/>{2432920=32442373, 1291877=32302927, 708811=32487191, 329359=1461197209, 244894=2882463115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5220" calcext:value-type="float">
            <text:p>5220</text:p>
          </table:table-cell>
          <table:table-cell office:value-type="float" office:value="409" calcext:value-type="float">
            <text:p>4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{3=48, 2=38, 1=45}</text:p>
          </table:table-cell>
          <table:table-cell office:value-type="string" calcext:value-type="string">
            <text:p><text:s/>{1682514=32566510, 517712=32642568, 179383=2882531410, 175087=32634136, 165622=1461489907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  <table:table-cell office:value-type="float" office:value="5247" calcext:value-type="float">
            <text:p>5247</text:p>
          </table:table-cell>
          <table:table-cell office:value-type="float" office:value="493" calcext:value-type="float">
            <text:p>4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3=32, 2=39, 1=51}</text:p>
          </table:table-cell>
          <table:table-cell office:value-type="string" calcext:value-type="string">
            <text:p><text:s/>{4638903=1461683776, 492708=32952927, 482090=32836113, 334997=32873619, 324061=1461686097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17" calcext:value-type="float">
            <text:p>117</text:p>
          </table:table-cell>
          <table:table-cell office:value-type="float" office:value="5243" calcext:value-type="float">
            <text:p>5243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37, 1=44, 3=36}</text:p>
          </table:table-cell>
          <table:table-cell office:value-type="string" calcext:value-type="string">
            <text:p><text:s/>{234204=2882865322, 183126=1461919448, 172656=2882930149, 111326=33057205, 94175=33046050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5222" calcext:value-type="float">
            <text:p>5222</text:p>
          </table:table-cell>
          <table:table-cell office:value-type="float" office:value="421" calcext:value-type="float">
            <text:p>4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2=57, 3=26, 1=53}</text:p>
          </table:table-cell>
          <table:table-cell office:value-type="string" calcext:value-type="string">
            <text:p><text:s/>{631091=2883093419, 376994=33449707, 128017=33447750, 127700=33265090, 100021=33418768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5252" calcext:value-type="float">
            <text:p>5252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44, 2=42, 3=30}</text:p>
          </table:table-cell>
          <table:table-cell office:value-type="string" calcext:value-type="string">
            <text:p><text:s/>{153312=2883236749, 119046=33661687, 115293=33562581, 104083=2883167178, 69286=1462300828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5250" calcext:value-type="float">
            <text:p>5250</text:p>
          </table:table-cell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{2=47, 1=45, 3=22}</text:p>
          </table:table-cell>
          <table:table-cell office:value-type="string" calcext:value-type="string">
            <text:p><text:s/>{133359=1462429858, 114024=33855549, 105610=1462501237, 85442=33829189, 62312=33993364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230" calcext:value-type="float">
            <text:p>5230</text:p>
          </table:table-cell>
          <table:table-cell office:value-type="float" office:value="438" calcext:value-type="float">
            <text:p>4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{3=25, 2=52, 1=40}</text:p>
          </table:table-cell>
          <table:table-cell office:value-type="string" calcext:value-type="string">
            <text:p><text:s/>{274394=34037097, 231406=34082692, 198570=34164705, 163454=1462685880, 139145=34233490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5241" calcext:value-type="float">
            <text:p>5241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1=46, 3=28, 2=48}</text:p>
          </table:table-cell>
          <table:table-cell office:value-type="string" calcext:value-type="string">
            <text:p><text:s/>{10520375=1462983035, 590222=34332711, 499341=34271953, 343743=1463120002, 138440=34254246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5243" calcext:value-type="float">
            <text:p>5243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1=50, 2=53, 3=25}</text:p>
          </table:table-cell>
          <table:table-cell office:value-type="string" calcext:value-type="string">
            <text:p><text:s/>{549530=2883784490, 398144=1463407312, 307654=34748026, 193818=34547265, 101197=34683761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5247" calcext:value-type="float">
            <text:p>5247</text:p>
          </table:table-cell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2=47, 1=42, 3=33}</text:p>
          </table:table-cell>
          <table:table-cell office:value-type="string" calcext:value-type="string">
            <text:p><text:s/>{1477237=34993124, 313387=1463489975, 262935=1463564142, 154797=2883871926, 114026=2883830780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5245" calcext:value-type="float">
            <text:p>5245</text:p>
          </table:table-cell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3=20, 2=42, 1=40}</text:p>
          </table:table-cell>
          <table:table-cell office:value-type="string" calcext:value-type="string">
            <text:p><text:s/>{2161949=35119228, 664707=1463795651, 172934=1463704271, 142570=2884060689, 134897=1463673816}</text:p>
          </table:table-cell>
        </table:table-row>
        <table:table-row table:style-name="ro1">
          <table:table-cell office:value-type="date" office:date-value="2017-12-10" calcext:value-type="date">
            <text:p>2017-12-1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 office:value-type="float" office:value="5216" calcext:value-type="float">
            <text:p>5216</text:p>
          </table:table-cell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1=86, 2=93, 3=45}</text:p>
          </table:table-cell>
          <table:table-cell office:value-type="string" calcext:value-type="string">
            <text:p><text:s/>{39988855=1464330336, 941237=35403689, 643270=35515430, 465645=35721584, 136818=2884247523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5190" calcext:value-type="float">
            <text:p>5190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32, 1=46, 2=31}</text:p>
          </table:table-cell>
          <table:table-cell office:value-type="string" calcext:value-type="string">
            <text:p><text:s/>{275746=1464424910, 114563=2884460988, 101868=1464609285, 93020=1464539044, 91888=2884476119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5184" calcext:value-type="float">
            <text:p>5184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1=42, 2=47, 3=23}</text:p>
          </table:table-cell>
          <table:table-cell office:value-type="string" calcext:value-type="string">
            <text:p><text:s/>{2272883=1464744101, 1687900=1464844147, 204945=1464705044, 195087=1464817244, 81467=2884682460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5189" calcext:value-type="float">
            <text:p>5189</text:p>
          </table:table-cell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3=27, 1=46, 2=63}</text:p>
          </table:table-cell>
          <table:table-cell office:value-type="string" calcext:value-type="string">
            <text:p><text:s/>{389515=36468805, 99655=1464862041, 90141=36292979, 84607=1465040742, 82019=1464908200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office:value-type="float" office:value="5183" calcext:value-type="float">
            <text:p>5183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{1=37, 2=42, 3=18}</text:p>
          </table:table-cell>
          <table:table-cell office:value-type="string" calcext:value-type="string">
            <text:p><text:s/>{937781=1465272862, 150867=1465252192, 131294=2884833588, 128094=1465106907, 89117=36699393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office:value-type="float" office:value="4497" calcext:value-type="float">
            <text:p>4497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3=28, 1=59, 2=47}</text:p>
          </table:table-cell>
          <table:table-cell office:value-type="string" calcext:value-type="string">
            <text:p><text:s/>{2191352=1465440673, 282569=2885000577, 237021=36837341, 210171=2885030471, 149192=37028857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4854" calcext:value-type="float">
            <text:p>485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11, 2=63, 1=50}</text:p>
          </table:table-cell>
          <table:table-cell office:value-type="string" calcext:value-type="string">
            <text:p><text:s/>{5676904=1465828017, 1997227=37156578, 1205125=1465769810, 916000=1465845809, 88105=37183314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5025" calcext:value-type="float">
            <text:p>5025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51, 1=31, 3=43}</text:p>
          </table:table-cell>
          <table:table-cell office:value-type="string" calcext:value-type="string">
            <text:p><text:s/>{268296=2885334789, 222623=37288689, 165115=37504801, 124097=2885236577, 102180=1465931372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5059" calcext:value-type="float">
            <text:p>5059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31, 2=44, 1=48}</text:p>
          </table:table-cell>
          <table:table-cell office:value-type="string" calcext:value-type="string">
            <text:p><text:s/>{777395=1466119678, 158346=2885438612, 158009=1466107718, 150689=37737935, 139099=37618450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4980" calcext:value-type="float">
            <text:p>4980</text:p>
          </table:table-cell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1=45, 2=36, 3=20}</text:p>
          </table:table-cell>
          <table:table-cell office:value-type="string" calcext:value-type="string">
            <text:p><text:s/>{994691=1466447815, 177545=2885622074, 174552=1466483420, 150799=2885618591, 145379=1466466821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float" office:value="4895" calcext:value-type="float">
            <text:p>4895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{1=54, 3=37, 2=44}</text:p>
          </table:table-cell>
          <table:table-cell office:value-type="string" calcext:value-type="string">
            <text:p><text:s/>{728940=2885711112, 618135=2885751292, 292692=38080716, 251597=37994143, 234682=1466668930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office:value-type="float" office:value="4859" calcext:value-type="float">
            <text:p>4859</text:p>
          </table:table-cell>
          <table:table-cell office:value-type="float" office:value="337" calcext:value-type="float">
            <text:p>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{1=31, 3=26, 2=31}</text:p>
          </table:table-cell>
          <table:table-cell office:value-type="string" calcext:value-type="string">
            <text:p><text:s/>{2591922=2885806550, 468509=1466737225, 307178=2885774116, 76175=1466771239, 64541=1466814157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4819" calcext:value-type="float">
            <text:p>4819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1=50, 3=36, 2=43}</text:p>
          </table:table-cell>
          <table:table-cell office:value-type="string" calcext:value-type="string">
            <text:p><text:s/>{1101080=1466948562, 775197=2885933295, 330734=2885955385, 186209=2885955903, 172059=2885894249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float" office:value="4798" calcext:value-type="float">
            <text:p>4798</text:p>
          </table:table-cell>
          <table:table-cell office:value-type="float" office:value="577" calcext:value-type="float">
            <text:p>5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{2=39, 1=44, 3=29}</text:p>
          </table:table-cell>
          <table:table-cell office:value-type="string" calcext:value-type="string">
            <text:p><text:s/>{1000459=38794568, 344974=38761766, 300664=2886073511, 245041=2886047014, 200724=38750571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705" calcext:value-type="float">
            <text:p>4705</text:p>
          </table:table-cell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20, 2=26, 1=36}</text:p>
          </table:table-cell>
          <table:table-cell office:value-type="string" calcext:value-type="string">
            <text:p><text:s/>{4406675=1467422231, 273604=38937629, 271948=38939322, 139628=38850711, 80473=2886198293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4554" calcext:value-type="float">
            <text:p>4554</text:p>
          </table:table-cell>
          <table:table-cell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1=29, 2=31, 3=10}</text:p>
          </table:table-cell>
          <table:table-cell office:value-type="string" calcext:value-type="string">
            <text:p><text:s/>{3079733=39029462, 189590=39156164, 177275=1467597368, 171186=1467625687, 131217=2886277835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4376" calcext:value-type="float">
            <text:p>4376</text:p>
          </table:table-cell>
          <table:table-cell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{3=22, 1=48, 2=27}</text:p>
          </table:table-cell>
          <table:table-cell office:value-type="string" calcext:value-type="string">
            <text:p><text:s/>{526747=39231659, 417320=1467762846, 303109=39286602, 221602=39210256, 211054=1467673701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6665" calcext:value-type="float">
            <text:p>666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41, 1=55, 3=34}</text:p>
          </table:table-cell>
          <table:table-cell office:value-type="string" calcext:value-type="string">
            <text:p><text:s/>{945594=39475807, 838293=39548203, 467147=2886496740, 299065=1467945493, 237052=39462622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5802" calcext:value-type="float">
            <text:p>5802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35, 1=48, 3=19}</text:p>
          </table:table-cell>
          <table:table-cell office:value-type="string" calcext:value-type="string">
            <text:p><text:s/>{10703690=39625402, 182135=1468098130, 167705=39762193, 157215=39710202, 94088=1468189452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5439" calcext:value-type="float">
            <text:p>5439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1=56, 3=24, 2=40}</text:p>
          </table:table-cell>
          <table:table-cell office:value-type="string" calcext:value-type="string">
            <text:p><text:s/>{598499=1468308969, 204700=2886917337, 196288=1468421995, 166187=1468468872, 160830=2886815598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24" calcext:value-type="float">
            <text:p>124</text:p>
          </table:table-cell>
          <table:table-cell office:value-type="float" office:value="5343" calcext:value-type="float">
            <text:p>5343</text:p>
          </table:table-cell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51, 1=57, 3=16}</text:p>
          </table:table-cell>
          <table:table-cell office:value-type="string" calcext:value-type="string">
            <text:p><text:s/>{685644=1468542004, 174811=1468616983, 128786=40255992, 110637=40336292, 87551=40210169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02" calcext:value-type="float">
            <text:p>102</text:p>
          </table:table-cell>
          <table:table-cell office:value-type="float" office:value="6119" calcext:value-type="float">
            <text:p>611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{1=38, 2=39, 3=25}</text:p>
          </table:table-cell>
          <table:table-cell office:value-type="string" calcext:value-type="string">
            <text:p><text:s/>{408591=1468917127, 386005=40441965, 258412=40527103, 143444=1468777928, 98849=2887124874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5272" calcext:value-type="float">
            <text:p>5272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3=26, 2=44, 1=52}</text:p>
          </table:table-cell>
          <table:table-cell office:value-type="string" calcext:value-type="string">
            <text:p><text:s/>{474102=40691010, 339063=2887304235, 193552=40740965, 192043=2887362916, 173518=1469123400}</text:p>
          </table:table-cell>
        </table:table-row>
        <table:table-row table:style-name="ro1">
          <table:table-cell office:value-type="date" office:date-value="2017-12-11" calcext:value-type="date">
            <text:p>2017-12-11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229" calcext:value-type="float">
            <text:p>229</text:p>
          </table:table-cell>
          <table:table-cell office:value-type="float" office:value="5332" calcext:value-type="float">
            <text:p>5332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3=56, 1=92, 2=81}</text:p>
          </table:table-cell>
          <table:table-cell office:value-type="string" calcext:value-type="string">
            <text:p><text:s/>{853622=41018448, 806624=1469488147, 681702=2887562812, 601016=1469311252, 203054=1469198721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227" calcext:value-type="float">
            <text:p>5227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39, 1=52, 2=35}</text:p>
          </table:table-cell>
          <table:table-cell office:value-type="string" calcext:value-type="string">
            <text:p><text:s/>{2577800=41625952, 1325464=41467617, 321640=41406893, 308612=2887899047, 149657=1469756205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5240" calcext:value-type="float">
            <text:p>524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2=49, 1=48, 3=29}</text:p>
          </table:table-cell>
          <table:table-cell office:value-type="string" calcext:value-type="string">
            <text:p><text:s/>{1820780=41783933, 1674512=2887996616, 300541=41771617, 226765=1469891394, 203299=41635107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5235" calcext:value-type="float">
            <text:p>5235</text:p>
          </table:table-cell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{1=40, 2=42, 3=30}</text:p>
          </table:table-cell>
          <table:table-cell office:value-type="string" calcext:value-type="string">
            <text:p><text:s/>{876998=1470122843, 402769=1470151480, 177694=41883093, 174660=1470119380, 155432=42083780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5160" calcext:value-type="float">
            <text:p>5160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{2=37, 1=42, 3=27}</text:p>
          </table:table-cell>
          <table:table-cell office:value-type="string" calcext:value-type="string">
            <text:p><text:s/>{186726=2888373849, 167739=1470251090, 139060=1470201712, 103316=1470344476, 86620=42225452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23" calcext:value-type="float">
            <text:p>123</text:p>
          </table:table-cell>
          <table:table-cell office:value-type="float" office:value="5150" calcext:value-type="float">
            <text:p>5150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{3=40, 1=49, 2=34}</text:p>
          </table:table-cell>
          <table:table-cell office:value-type="string" calcext:value-type="string">
            <text:p><text:s/>{2373465=2888519466, 669982=42429304, 462412=42552692, 292812=1470518386, 279127=2888430091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138" calcext:value-type="float">
            <text:p>5138</text:p>
          </table:table-cell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{2=31, 3=28, 1=61}</text:p>
          </table:table-cell>
          <table:table-cell office:value-type="string" calcext:value-type="string">
            <text:p><text:s/>{558372=42687244, 282899=42596650, 225692=1470606466, 152012=42721366, 125839=42807247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5159" calcext:value-type="float">
            <text:p>5159</text:p>
          </table:table-cell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{2=37, 3=37, 1=51}</text:p>
          </table:table-cell>
          <table:table-cell office:value-type="string" calcext:value-type="string">
            <text:p><text:s/>{1437319=2888784133, 603978=2888845061, 436532=42916645, 321087=2888763599, 241220=2888837738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float" office:value="5682" calcext:value-type="float">
            <text:p>5682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42, 3=29, 1=42}</text:p>
          </table:table-cell>
          <table:table-cell office:value-type="string" calcext:value-type="string">
            <text:p><text:s/>{188042=43208031, 168884=1471180714, 89065=2889015970, 88477=1471194983, 78138=43093091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5129" calcext:value-type="float">
            <text:p>5129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{2=34, 3=25, 1=36}</text:p>
          </table:table-cell>
          <table:table-cell office:value-type="string" calcext:value-type="string">
            <text:p><text:s/>{9889934=43369134, 1024459=43395112, 654054=1471323085, 583024=2889104069, 358949=43440740}</text:p>
          </table:table-cell>
        </table:table-row>
        <table:table-row table:style-name="ro1">
          <table:table-cell office:value-type="date" office:date-value="2017-12-12" calcext:value-type="date">
            <text:p>2017-12-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563" calcext:value-type="float">
            <text:p>4563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{2=6, 1=6, 3=1}</text:p>
          </table:table-cell>
          <table:table-cell office:value-type="string" calcext:value-type="string">
            <text:p><text:s/>{253722=2889216948, 128656=1471448192, 41961=1471439262, 40815=43543019, 21742=1471424776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0:24:06.882380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13:55.938916889</meta:creation-date>
    <dc:date>2017-12-12T10:42:24.487151235</dc:date>
    <meta:editing-duration>PT43M27S</meta:editing-duration>
    <meta:editing-cycles>6</meta:editing-cycles>
    <meta:generator>LibreOffice/5.1.6.2$Linux_X86_64 LibreOffice_project/10m0$Build-2</meta:generator>
    <meta:document-statistic meta:table-count="1" meta:cell-count="2356" meta:object-count="0"/>
  </office:meta>
</office:document-meta>
</file>